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itle">
      <style:text-properties fo:font-size="20pt" officeooo:rsid="001ad64d" officeooo:paragraph-rsid="001ad64d" style:font-size-asian="20pt" style:font-size-complex="20pt"/>
    </style:style>
    <style:style style:name="P2" style:family="paragraph" style:parent-style-name="Text_20_body" style:list-style-name="L3">
      <style:text-properties officeooo:rsid="001ad64d" officeooo:paragraph-rsid="001c2e90"/>
    </style:style>
    <style:style style:name="P3" style:family="paragraph" style:parent-style-name="Text_20_body" style:list-style-name="L2">
      <style:text-properties officeooo:rsid="00205940" officeooo:paragraph-rsid="00205940"/>
    </style:style>
    <style:style style:name="P4" style:family="paragraph" style:parent-style-name="Text_20_body" style:list-style-name="L1">
      <style:text-properties officeooo:rsid="002705bd" officeooo:paragraph-rsid="002705bd"/>
    </style:style>
    <style:style style:name="T1" style:family="text">
      <style:text-properties officeooo:rsid="001b52ba"/>
    </style:style>
    <style:style style:name="T2" style:family="text">
      <style:text-properties officeooo:rsid="001c2e90"/>
    </style:style>
    <style:style style:name="T3" style:family="text">
      <style:text-properties officeooo:rsid="001e1f1f"/>
    </style:style>
    <style:style style:name="T4" style:family="text">
      <style:text-properties officeooo:rsid="00224d25"/>
    </style:style>
    <style:style style:name="T5" style:family="text">
      <style:text-properties officeooo:rsid="00242ff8"/>
    </style:style>
    <style:style style:name="T6" style:family="text">
      <style:text-properties officeooo:rsid="00259b2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941ab" style:font-style-asian="italic" style:font-style-complex="italic"/>
    </style:style>
    <style:style style:name="T9" style:family="text">
      <style:text-properties fo:font-style="italic" officeooo:rsid="002a3474" style:font-style-asian="italic" style:font-style-complex="italic"/>
    </style:style>
    <style:style style:name="T10" style:family="text">
      <style:text-properties fo:font-style="italic" officeooo:rsid="0030e583" style:font-style-asian="italic" style:font-style-complex="italic"/>
    </style:style>
    <style:style style:name="T11" style:family="text">
      <style:text-properties fo:font-style="italic" officeooo:rsid="003164d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88a9c"/>
    </style:style>
    <style:style style:name="T15" style:family="text">
      <style:text-properties officeooo:rsid="002941ab"/>
    </style:style>
    <style:style style:name="T16" style:family="text">
      <style:text-properties officeooo:rsid="002a3474"/>
    </style:style>
    <style:style style:name="T17" style:family="text">
      <style:text-properties officeooo:rsid="002b5329"/>
    </style:style>
    <style:style style:name="T18" style:family="text">
      <style:text-properties officeooo:rsid="002c98ff"/>
    </style:style>
    <style:style style:name="T19" style:family="text">
      <style:text-properties officeooo:rsid="002d67c0"/>
    </style:style>
    <style:style style:name="T20" style:family="text">
      <style:text-properties officeooo:rsid="002f1f8f"/>
    </style:style>
    <style:style style:name="T21" style:family="text">
      <style:text-properties fo:font-style="normal" officeooo:rsid="003164de" style:font-style-asian="normal" style:font-style-complex="normal"/>
    </style:style>
    <style:style style:name="T22" style:family="text">
      <style:text-properties fo:font-style="normal" officeooo:rsid="0031deb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8 - Cristian Groza – PartIII</text:p>
      <text:list xml:id="list1945663295" text:style-name="L3">
        <text:list-item>
          <text:p text:style-name="P2"><text:span text:style-name="T5">T</text:span>he Table implementation following the Strategy pattern offers <text:span text:style-name="T20">t</text:span>he simplest class interface to the user. The user only needs to implement the <text:span text:style-name="T7">ColumnsCalculation</text:span> interface to be able to use insert their items into <text:span text:style-name="T7">Table</text:span>. <text:span text:style-name="T14">I</text:span>t is easy for the user to define multiple ways to define columns and calculations for the same item. <text:span text:style-name="T19">For T</text:span>emplate, the user needs to write more code. First, they need to extend <text:span text:style-name="T7">TemplateTM</text:span> for each item they need to insert in the table <text:span text:style-name="T2">and initialize the superclass</text:span>. <text:s/><text:span text:style-name="T1">Then</text:span>, they need to create even more subclasses for every definition of columns. <text:span text:style-name="T3">For <text:s/>a large number of items, this could lead to complicated inheritance trees.</text:span></text:p>
        </text:list-item>
      </text:list>
      <text:list xml:id="list3186369369" text:style-name="L2">
        <text:list-item>
          <text:p text:style-name="P3">The <text:span text:style-name="T17">S</text:span>trategy design could be extended by modifying <text:span text:style-name="T7">Table</text:span> to accept a sorting strategy for items to print them in order. Columns could be added and removed by extending a previous strategy and overriding the methods to output additional fields or remove unwanted fields. In the <text:span text:style-name="T18">T</text:span>emplate design, we could add a <text:span text:style-name="T7">sort()</text:span> abstract method that sorts the <text:span text:style-name="T7">ArrayList&lt;T&gt;</text:span> holding the items and calling it from the <text:span text:style-name="T7">print</text:span><text:span text:style-name="T8">()</text:span> template method. We could add/remove columns by extending and overriding <text:span text:style-name="T13">entryToRowFields()</text:span> and initializing the superclass with the appropriate column list.</text:p>
        </text:list-item>
      </text:list>
      <text:list xml:id="list3764199643" text:style-name="L1">
        <text:list-item>
          <text:p text:style-name="P4">The most <text:span text:style-name="T15">difficult to corrupt</text:span> implementation is <text:span text:style-name="T16">Strategy</text:span> because strategies do not have access to the <text:span text:style-name="T7">Table</text:span> internal state while the template implementation has access to all protected fields. <text:span text:style-name="T16">Template is the most flexible since we always have the option of overriding all</text:span><text:span text:style-name="T9"> </text:span><text:span text:style-name="T10">TableTM</text:span><text:span text:style-name="T9"> </text:span><text:span text:style-name="T16">methods to implement our needs in addition to having access to the </text:span><text:span text:style-name="T11">TableTM</text:span><text:span text:style-name="T21"> </text:span><text:span text:style-name="T22">protected fields</text:span><text:span text:style-name="T16">. It may not be possible to have the same amount of control simply by passing strategies.</text:span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23:58.768523047</meta:creation-date>
    <dc:date>2018-11-24T20:01:24.513821699</dc:date>
    <meta:editing-duration>PT37M20S</meta:editing-duration>
    <meta:editing-cycles>22</meta:editing-cycles>
    <meta:generator>LibreOffice/6.1.2.1$Linux_X86_64 LibreOffice_project/10$Build-1</meta:generator>
    <meta:document-statistic meta:table-count="0" meta:image-count="0" meta:object-count="0" meta:page-count="1" meta:paragraph-count="5" meta:word-count="280" meta:character-count="1711" meta:non-whitespace-character-count="1436"/>
  </office:meta>
</office:document-meta>
</file>